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4mm"/>
    </style:style>
    <style:style style:name="co2" style:family="table-column">
      <style:table-column-properties fo:break-before="auto" style:column-width="20.51mm"/>
    </style:style>
    <style:style style:name="co3" style:family="table-column">
      <style:table-column-properties fo:break-before="auto" style:column-width="17.22mm"/>
    </style:style>
    <style:style style:name="co4" style:family="table-column">
      <style:table-column-properties fo:break-before="auto" style:column-width="10.58mm"/>
    </style:style>
    <style:style style:name="co5" style:family="table-column">
      <style:table-column-properties fo:break-before="auto" style:column-width="27.36mm"/>
    </style:style>
    <style:style style:name="co6" style:family="table-column">
      <style:table-column-properties fo:break-before="auto" style:column-width="21.63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25.36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36.4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able-cell-properties fo:background-color="#ffff00"/>
    </style:style>
  </office:automatic-styles>
  <office:body>
    <office:spreadsheet>
      <table:calculation-settings table:automatic-find-labels="false"/>
      <table:table table:name="tradeHistory-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ce4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rder Number</text:p>
          </table:table-cell>
          <table:table-cell office:value-type="string" calcext:value-type="string">
            <text:p>Base Total Less Fee</text:p>
          </table:table-cell>
          <table:table-cell office:value-type="string" calcext:value-type="string">
            <text:p>Quote Total Less Fee</text:p>
          </table:table-cell>
          <table:table-cell table:number-columns-repeated="5"/>
          <table:table-cell table:style-name="ce4"/>
        </table:table-row>
        <table:table-row table:style-name="ro1">
          <table:table-cell table:style-name="ce1" office:value-type="string" calcext:value-type="string">
            <text:p>2017-03-31 07:49:12</text:p>
          </table:table-cell>
          <table:table-cell office:value-type="string" calcext:value-type="string">
            <text:p>BTC/USD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uy</text:p>
          </table:table-cell>
          <table:table-cell office:value-type="float" office:value="1044.74759825" calcext:value-type="float">
            <text:p>1044,74759825</text:p>
          </table:table-cell>
          <table:table-cell office:value-type="float" office:value="0.00095774" calcext:value-type="float">
            <text:p>0,00095774</text:p>
          </table:table-cell>
          <table:table-cell office:value-type="float" office:value="1.00059656" calcext:value-type="float">
            <text:p>1,00059656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60068160832" calcext:value-type="float">
            <text:p>60068160832</text:p>
          </table:table-cell>
          <table:table-cell office:value-type="float" office:value="-1.00059656" calcext:value-type="float">
            <text:p>-1,00059656</text:p>
          </table:table-cell>
          <table:table-cell office:value-type="float" office:value="0.00095535" calcext:value-type="float">
            <text:p>0,00095535</text:p>
          </table:table-cell>
          <table:table-cell table:formula="of:=[.K2]" office:value-type="float" office:value="0.00095535" calcext:value-type="float">
            <text:p>0,00095535</text:p>
          </table:table-cell>
          <table:table-cell office:value-type="float" office:value="0" calcext:value-type="float">
            <text:p>0,00000000</text:p>
          </table:table-cell>
          <table:table-cell table:formula="of:=[.J2]" office:value-type="float" office:value="-1.00059656" calcext:value-type="float">
            <text:p>-1,00059656</text:p>
          </table:table-cell>
          <table:table-cell table:number-columns-repeated="2"/>
          <table:table-cell table:style-name="ce4" table:formula="of:=[.L2]*(0.01 - 0.0075)" office:value-type="float" office:value="0.000002388375" calcext:value-type="float">
            <text:p>0,00000239</text:p>
          </table:table-cell>
        </table:table-row>
        <table:table-row table:style-name="ro1">
          <table:table-cell table:style-name="ce1" office:value-type="string" calcext:value-type="string">
            <text:p>2017-03-31 07:49:11</text:p>
          </table:table-cell>
          <table:table-cell office:value-type="string" calcext:value-type="string">
            <text:p>XMR/BTC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uy</text:p>
          </table:table-cell>
          <table:table-cell office:value-type="float" office:value="0.01887" calcext:value-type="float">
            <text:p>0,01887</text:p>
          </table:table-cell>
          <table:table-cell office:value-type="float" office:value="0.0504669" calcext:value-type="float">
            <text:p>0,0504669</text:p>
          </table:table-cell>
          <table:table-cell office:value-type="float" office:value="0.00095231" calcext:value-type="float">
            <text:p>0,00095231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152847257856" calcext:value-type="float">
            <text:p>152847257856</text:p>
          </table:table-cell>
          <table:table-cell office:value-type="float" office:value="-0.00095231" calcext:value-type="float">
            <text:p>-0,00095231</text:p>
          </table:table-cell>
          <table:table-cell office:value-type="float" office:value="0.05034074" calcext:value-type="float">
            <text:p>0,05034074</text:p>
          </table:table-cell>
          <table:table-cell table:formula="of:=[.L2]+[.J3]" office:value-type="float" office:value="0.00000303999999999994" calcext:value-type="float">
            <text:p>0,00000304</text:p>
          </table:table-cell>
          <table:table-cell table:formula="of:=[.K3]" office:value-type="float" office:value="0.05034074" calcext:value-type="float">
            <text:p>0,05034074</text:p>
          </table:table-cell>
          <table:table-cell table:formula="of:=[.N2]" office:value-type="float" office:value="-1.00059656" calcext:value-type="float">
            <text:p>-1,00059656</text:p>
          </table:table-cell>
          <table:table-cell table:formula="of:=[.E4]/[.E3]/[.E2]" office:value-type="float" office:value="1.00110443204878" calcext:value-type="float">
            <text:p>1,00110443204878</text:p>
          </table:table-cell>
          <table:table-cell table:formula="of:=[.O3]-0.0075" office:value-type="float" office:value="0.993604432048779" calcext:value-type="float">
            <text:p>0,993604432048779</text:p>
          </table:table-cell>
          <table:table-cell table:style-name="ce4" table:formula="of:=[.L2]-[.P3]*[.L2]" office:value-type="float" office:value="0.00000611000584219894" calcext:value-type="float">
            <text:p>0,00000611</text:p>
          </table:table-cell>
        </table:table-row>
        <table:table-row table:style-name="ro1">
          <table:table-cell table:style-name="ce1" office:value-type="string" calcext:value-type="string">
            <text:p>2017-03-31 07:49:11</text:p>
          </table:table-cell>
          <table:table-cell office:value-type="string" calcext:value-type="string">
            <text:p>XMR/USD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Sell</text:p>
          </table:table-cell>
          <table:table-cell office:value-type="float" office:value="19.73616038" calcext:value-type="float">
            <text:p>19,73616038</text:p>
          </table:table-cell>
          <table:table-cell office:value-type="float" office:value="0.0504669" calcext:value-type="float">
            <text:p>0,0504669</text:p>
          </table:table-cell>
          <table:table-cell office:value-type="float" office:value="0.99602283" calcext:value-type="float">
            <text:p>0,99602283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73527860664" calcext:value-type="float">
            <text:p>73527860664</text:p>
          </table:table-cell>
          <table:table-cell office:value-type="float" office:value="0.99353278" calcext:value-type="float">
            <text:p>0,99353278</text:p>
          </table:table-cell>
          <table:table-cell office:value-type="float" office:value="-0.0504669" calcext:value-type="float">
            <text:p>-0,0504669</text:p>
          </table:table-cell>
          <table:table-cell table:formula="of:=[.L3]" office:value-type="float" office:value="0.00000303999999999994" calcext:value-type="float">
            <text:p>0,00000304</text:p>
          </table:table-cell>
          <table:table-cell table:formula="of:=[.M3]+[.K4]" office:value-type="float" office:value="-0.00012616" calcext:value-type="float">
            <text:p>-0,00012616</text:p>
          </table:table-cell>
          <table:table-cell table:formula="of:=[.N3]+[.J4]" office:value-type="float" office:value="-0.00706377999999996" calcext:value-type="float">
            <text:p>-0,00706378</text:p>
          </table:table-cell>
          <table:table-cell table:style-name="ce4" table:formula="of:=[.M4]*[.E3]" office:value-type="float" office:value="-0.0000023806392" calcext:value-type="float">
            <text:p>-0,00000238</text:p>
          </table:table-cell>
          <table:table-cell table:style-name="ce4" table:formula="of:=[.N4]/[.E2]" office:value-type="float" office:value="-0.00000676123114504606" calcext:value-type="float">
            <text:p>-0,00000676</text:p>
          </table:table-cell>
          <table:table-cell table:style-name="ce4" table:formula="of:=[.L4]+[.O4]+[.P4]" office:value-type="float" office:value="-0.00000610187034504612" calcext:value-type="float">
            <text:p>-0,00000610</text:p>
          </table:table-cell>
        </table:table-row>
        <table:table-row table:style-name="ro1">
          <table:table-cell/>
          <table:table-cell table:style-name="ce2" office:value-type="string" calcext:value-type="string">
            <text:p>XMR/BTC</text:p>
          </table:table-cell>
          <table:table-cell table:style-name="ce2" office:value-type="string" calcext:value-type="string">
            <text:p>Exchange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float" office:value="0.018426" calcext:value-type="float">
            <text:p>0,018426</text:p>
          </table:table-cell>
          <table:table-cell table:style-name="ce2" office:value-type="float" office:value="0.05130693" calcext:value-type="float">
            <text:p>0,05130693</text:p>
          </table:table-cell>
          <table:table-cell table:style-name="ce2" office:value-type="float" office:value="0.00094538" calcext:value-type="float">
            <text:p>0,00094538</text:p>
          </table:table-cell>
          <table:table-cell table:style-name="ce3" office:value-type="percentage" office:value="0.0025" calcext:value-type="percentage">
            <text:p>0,25%</text:p>
          </table:table-cell>
          <table:table-cell table:style-name="ce2" office:value-type="float" office:value="152257988715" calcext:value-type="float">
            <text:p>152257988715</text:p>
          </table:table-cell>
          <table:table-cell table:style-name="ce2" office:value-type="float" office:value="0.00094302" calcext:value-type="float">
            <text:p>0,00094302</text:p>
          </table:table-cell>
          <table:table-cell table:style-name="ce2" office:value-type="float" office:value="-0.05130693" calcext:value-type="float">
            <text:p>-0,05130693</text:p>
          </table:table-cell>
          <table:table-cell table:style-name="ce5" table:formula="of:=[.J5]" office:value-type="float" office:value="0.00094302" calcext:value-type="float">
            <text:p>0,00094302</text:p>
          </table:table-cell>
          <table:table-cell table:style-name="ce2" table:formula="of:=[.K5]" office:value-type="float" office:value="-0.05130693" calcext:value-type="float">
            <text:p>-0,05130693</text:p>
          </table:table-cell>
          <table:table-cell table:style-name="ce5" office:value-type="float" office:value="0" calcext:value-type="float">
            <text:p>0,00000000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XMR/USDT</text:p>
          </table:table-cell>
          <table:table-cell table:style-name="ce2" office:value-type="string" calcext:value-type="string">
            <text:p>Exchange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float" office:value="19.61700001" calcext:value-type="float">
            <text:p>19,61700001</text:p>
          </table:table-cell>
          <table:table-cell table:style-name="ce2" office:value-type="float" office:value="0.05130693" calcext:value-type="float">
            <text:p>0,05130693</text:p>
          </table:table-cell>
          <table:table-cell table:style-name="ce2" office:value-type="float" office:value="1.00648804" calcext:value-type="float">
            <text:p>1,00648804</text:p>
          </table:table-cell>
          <table:table-cell table:style-name="ce3" office:value-type="percentage" office:value="0.0025" calcext:value-type="percentage">
            <text:p>0,25%</text:p>
          </table:table-cell>
          <table:table-cell table:style-name="ce2" office:value-type="float" office:value="73331633088" calcext:value-type="float">
            <text:p>73331633088</text:p>
          </table:table-cell>
          <table:table-cell table:style-name="ce2" office:value-type="float" office:value="-1.00648804" calcext:value-type="float">
            <text:p>-1,00648804</text:p>
          </table:table-cell>
          <table:table-cell table:style-name="ce2" office:value-type="float" office:value="0.05117867" calcext:value-type="float">
            <text:p>0,05117867</text:p>
          </table:table-cell>
          <table:table-cell table:style-name="ce5" table:formula="of:=[.L5]" office:value-type="float" office:value="0.00094302" calcext:value-type="float">
            <text:p>0,00094302</text:p>
          </table:table-cell>
          <table:table-cell table:style-name="ce2" table:formula="of:=[.M5]+[.K6]" office:value-type="float" office:value="-0.000128259999999998" calcext:value-type="float">
            <text:p>-0,00012826</text:p>
          </table:table-cell>
          <table:table-cell table:style-name="ce2" table:formula="of:=[.J6]" office:value-type="float" office:value="-1.00648804" calcext:value-type="float">
            <text:p>-1,00648804</text:p>
          </table:table-cell>
          <table:table-cell table:style-name="ce4" table:formula="of:=[.E5]*[.E7]/[.E6]" office:value-type="float" office:value="0.987173793343141" calcext:value-type="float">
            <text:p>0,9871737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BTC/USDT</text:p>
          </table:table-cell>
          <table:table-cell table:style-name="ce2" office:value-type="string" calcext:value-type="string">
            <text:p>Exchange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float" office:value="1050.98167339" calcext:value-type="float">
            <text:p>1050,98167339</text:p>
          </table:table-cell>
          <table:table-cell table:style-name="ce2" office:value-type="float" office:value="0.00095024" calcext:value-type="float">
            <text:p>0,00095024</text:p>
          </table:table-cell>
          <table:table-cell table:style-name="ce2" office:value-type="float" office:value="0.99868482" calcext:value-type="float">
            <text:p>0,99868482</text:p>
          </table:table-cell>
          <table:table-cell table:style-name="ce3" office:value-type="percentage" office:value="0.0025" calcext:value-type="percentage">
            <text:p>0,25%</text:p>
          </table:table-cell>
          <table:table-cell table:style-name="ce2" office:value-type="float" office:value="59743880437" calcext:value-type="float">
            <text:p>59743880437</text:p>
          </table:table-cell>
          <table:table-cell table:style-name="ce2" office:value-type="float" office:value="0.99618811" calcext:value-type="float">
            <text:p>0,99618811</text:p>
          </table:table-cell>
          <table:table-cell table:style-name="ce2" office:value-type="float" office:value="-0.00095024" calcext:value-type="float">
            <text:p>-0,00095024</text:p>
          </table:table-cell>
          <table:table-cell table:style-name="ce5" table:formula="of:=[.L6]+[.K7]" office:value-type="float" office:value="-0.00000721999999999995" calcext:value-type="float">
            <text:p>-0,00000722</text:p>
          </table:table-cell>
          <table:table-cell table:style-name="ce2" table:formula="of:=[.M6]" office:value-type="float" office:value="-0.000128259999999998" calcext:value-type="float">
            <text:p>-0,00012826</text:p>
          </table:table-cell>
          <table:table-cell table:style-name="ce2" table:formula="of:=[.N6]+[.J7]" office:value-type="float" office:value="-0.01029993" calcext:value-type="float">
            <text:p>-0,01029993</text:p>
          </table:table-cell>
          <table:table-cell table:style-name="ce4"/>
          <table:table-cell table:number-columns-repeated="2"/>
        </table:table-row>
        <table:table-row table:style-name="ro1" table:number-rows-repeated="104856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07">
      <number:number number:decimal-places="8" loext:min-decimal-places="8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16:15:49.635760000</dc:date>
    <meta:editing-duration>PT23M9S</meta:editing-duration>
    <meta:editing-cycles>2</meta:editing-cycles>
    <meta:generator>LibreOffice/5.2.5.1$MacOSX_X86_64 LibreOffice_project/0312e1a284a7d50ca85a365c316c7abbf20a4d22</meta:generator>
    <meta:document-statistic meta:table-count="1" meta:cell-count="100" meta:object-count="0"/>
  </office:meta>
</office:document-meta>
</file>